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5D00004A0E000023991B82D13E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stroke="solid" draw:stroke-dash="Fine_20_Dashed"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solid" draw:stroke-dash="Fine_20_Dashed" draw:fill="none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403cm"/>
    </style:style>
    <style:style style:name="gr5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stroke-dash="Fine_20_Dashed" svg:stroke-color="#000000" draw:fill="none" draw:fill-color="#ffffff" fo:min-height="0.914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828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.73cm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0.906cm"/>
    </style:style>
    <style:style style:name="gr10" style:family="graphic" style:parent-style-name="objectwithoutfill">
      <style:graphic-properties draw:stroke="solid" draw:stroke-dash="Fine_20_Dashed" svg:stroke-width="0cm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0.68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55cm" svg:y1="11.034cm" svg:x2="2.991cm" svg:y2="13.991cm">
          <text:p/>
        </draw:line>
        <draw:line draw:style-name="gr1" draw:text-style-name="P1" draw:layer="layout" svg:x1="3.012cm" svg:y1="10.031cm" svg:x2="3.012cm" svg:y2="18.031cm">
          <text:p/>
        </draw:line>
        <draw:line draw:style-name="gr1" draw:text-style-name="P1" draw:layer="layout" svg:x1="2.293cm" svg:y1="14.032cm" svg:x2="19.011cm" svg:y2="13.993cm">
          <text:p/>
        </draw:line>
        <draw:line draw:style-name="gr1" draw:text-style-name="P1" draw:layer="layout" svg:x1="18.113cm" svg:y1="9.938cm" svg:x2="18.113cm" svg:y2="18.038cm">
          <text:p/>
        </draw:line>
        <draw:polyline draw:style-name="gr2" draw:text-style-name="P1" draw:layer="layout" svg:width="0.271cm" svg:height="5.94cm" svg:x="17.879cm" svg:y="11.047cm" svg:viewBox="0 0 272 5941" draw:points="0,0 152,960 242,1949 272,2971 242,3993 152,4981 0,5941">
          <text:p/>
        </draw:polyline>
        <draw:path draw:style-name="gr3" draw:text-style-name="P1" draw:layer="layout" svg:width="14.843cm" svg:height="2.004cm" svg:x="2.995cm" svg:y="11.001cm" svg:viewBox="0 0 14844 2005" svg:d="M0 2005c6767-223 14844-2005 14844-2005">
          <text:p/>
        </draw:path>
        <draw:path draw:style-name="gr3" draw:text-style-name="P1" draw:layer="layout" svg:width="14.843cm" svg:height="2.004cm" draw:transform="rotate (3.1415926535892) translate (17.842cm 17.011cm)" svg:viewBox="0 0 14844 2005" svg:d="M14844 2005c-6767-223-14844-2005-14844-2005">
          <text:p/>
        </draw:path>
        <draw:line draw:style-name="gr1" draw:text-style-name="P1" draw:layer="layout" svg:x1="2.998cm" svg:y1="14.006cm" svg:x2="17.845cm" svg:y2="17.012cm">
          <text:p/>
        </draw:line>
        <draw:frame draw:style-name="gr4" draw:layer="layout" svg:width="1.059cm" svg:height="0.963cm" svg:x="6.967cm" svg:y="13.048cm">
          <draw:text-box>
            <text:p><text:span text:style-name="T1">β</text:span></text:p>
          </draw:text-box>
        </draw:frame>
        <draw:line draw:style-name="gr5" draw:text-style-name="P1" draw:layer="layout" svg:x1="2.583cm" svg:y1="14.008cm" svg:x2="2.586cm" svg:y2="12.957cm">
          <text:p/>
        </draw:line>
        <draw:frame draw:style-name="gr6" draw:layer="layout" svg:width="1.149cm" svg:height="1.17cm" svg:x="1.436cm" svg:y="12.957cm">
          <draw:text-box>
            <text:p>w<text:span text:style-name="T2">0</text:span></text:p>
          </draw:text-box>
        </draw:frame>
        <draw:line draw:style-name="gr5" draw:text-style-name="P1" draw:layer="layout" svg:x1="18.521cm" svg:y1="14.013cm" svg:x2="18.521cm" svg:y2="11.034cm">
          <text:p/>
        </draw:line>
        <draw:frame draw:style-name="gr7" draw:layer="layout" svg:width="1.929cm" svg:height="1.078cm" svg:x="18.464cm" svg:y="11.877cm">
          <draw:text-box>
            <text:p>w(z)</text:p>
          </draw:text-box>
        </draw:frame>
        <draw:frame draw:style-name="gr8" draw:layer="layout" svg:width="1.058cm" svg:height="0.98cm" svg:x="2.666cm" svg:y="17.757cm">
          <draw:text-box>
            <text:p>0</text:p>
          </draw:text-box>
        </draw:frame>
        <draw:frame draw:style-name="gr9" draw:layer="layout" svg:width="1.49cm" svg:height="1.156cm" svg:x="17.717cm" svg:y="17.893cm">
          <draw:text-box>
            <text:p>z</text:p>
          </draw:text-box>
        </draw:frame>
        <draw:path draw:style-name="gr10" draw:text-style-name="P1" draw:layer="layout" svg:width="0.109cm" svg:height="0.797cm" svg:x="6.839cm" svg:y="13.221cm" svg:viewBox="0 0 110 798" svg:d="M106 798c5-277 24-334-106-798">
          <text:p/>
        </draw:path>
        <draw:frame draw:style-name="gr11" draw:layer="layout" svg:width="3.891cm" svg:height="0.963cm" draw:transform="rotate (0.211010306566075) translate (7.506cm 11.81cm)">
          <draw:text-box>
            <text:p>Radius(z)</text:p>
          </draw:text-box>
        </draw:frame>
        <draw:frame draw:style-name="gr12" draw:text-style-name="P1" draw:layer="layout" svg:width="18.957cm" svg:height="9.112cm" svg:x="2.043cm" svg:y="20.28cm">
          <draw:image xlink:href="Pictures/2000015D00004A0E000023991B82D13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 van Goor</meta:initial-creator>
    <meta:creation-date>2019-01-17T11:26:23.19</meta:creation-date>
    <dc:date>2019-01-26T13:15:11.76</dc:date>
    <dc:creator>Fred van Goor</dc:creator>
    <meta:editing-duration>P6DT21H49M4S</meta:editing-duration>
    <meta:editing-cycles>2</meta:editing-cycles>
    <meta:generator>OpenOffice/4.1.2$Win32 OpenOffice.org_project/412m3$Build-9782</meta:generator>
    <meta:document-statistic meta:object-count="18"/>
  </office:meta>
</office:document-meta>
</file>